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90.04mm" svg:x="14.32mm" svg:y="64.81mm">
            <draw:object draw:notify-on-update-of-ranges="Hoja1.B5:Hoja1.B5 Hoja1.B6:Hoja1.B10 Hoja1.C5:Hoja1.C5 Hoja1.C6:Hoja1.C10 Hoja1.D5:Hoja1.D5 Hoja1.D6:Hoja1.D10 Hoja1.E5:Hoja1.E5 Hoja1.E6:Hoja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mm" svg:height="90.04mm" svg:x="183.95mm" svg:y="63.75mm">
            <draw:object draw:notify-on-update-of-ranges="Hoja1.H5:Hoja1.H5 Hoja1.H6:Hoja1.H10 Hoja1.I5:Hoja1.I5 Hoja1.I6:Hoja1.I10 Hoja1.J5:Hoja1.J5 Hoja1.J6:Hoja1.J10 Hoja1.K5:Hoja1.K5 Hoja1.K6:Hoja1.K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5mm" svg:x="350.56mm" svg:y="65.34mm">
            <draw:object draw:notify-on-update-of-ranges="Hoja1.M5:Hoja1.M5 Hoja1.M6:Hoja1.M10 Hoja1.N5:Hoja1.N5 Hoja1.N6:Hoja1.N10 Hoja1.O5:Hoja1.O5 Hoja1.O6:Hoja1.O10 Hoja1.P5:Hoja1.P5 Hoja1.P6:Hoja1.P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Metodo Insert</text:p>
          </table:table-cell>
          <table:table-cell table:style-name="ce1" table:number-columns-repeated="5"/>
          <table:table-cell table:style-name="ce1" office:value-type="string" calcext:value-type="string">
            <text:p>metodo at</text:p>
          </table:table-cell>
          <table:table-cell table:style-name="ce1" table:number-columns-repeated="4"/>
          <table:table-cell table:style-name="ce1" office:value-type="string" calcext:value-type="string">
            <text:p>metodo erase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table:number-columns-repeated="15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apB</text:p>
          </table:table-cell>
          <table:table-cell table:style-name="ce1" office:value-type="string" calcext:value-type="string">
            <text:p>mapG</text:p>
          </table:table-cell>
          <table:table-cell table:style-name="ce1" office:value-type="string" calcext:value-type="string">
            <text:p>mapDH</text:p>
          </table:table-cell>
          <table:table-cell table:style-name="ce1"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apB</text:p>
          </table:table-cell>
          <table:table-cell table:style-name="ce1" office:value-type="string" calcext:value-type="string">
            <text:p>mapG</text:p>
          </table:table-cell>
          <table:table-cell table:style-name="ce1" office:value-type="string" calcext:value-type="string">
            <text:p>mapDH</text:p>
          </table:table-cell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apB</text:p>
          </table:table-cell>
          <table:table-cell table:style-name="ce1" office:value-type="string" calcext:value-type="string">
            <text:p>mapG</text:p>
          </table:table-cell>
          <table:table-cell table:style-name="ce1" office:value-type="string" calcext:value-type="string">
            <text:p>mapDH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75454" calcext:value-type="float">
            <text:p>0,075454</text:p>
          </table:table-cell>
          <table:table-cell table:style-name="ce1" office:value-type="float" office:value="0.037537" calcext:value-type="float">
            <text:p>0,037537</text:p>
          </table:table-cell>
          <table:table-cell table:style-name="ce1" office:value-type="float" office:value="0.003977" calcext:value-type="float">
            <text:p>0,003977</text:p>
          </table:table-cell>
          <table:table-cell table:style-name="ce1" table:number-columns-repeated="2"/>
          <table:table-cell table:style-name="ce1" office:value-type="float" office:value="1000" calcext:value-type="float">
            <text:p>1000</text:p>
          </table:table-cell>
          <table:table-cell table:style-name="ce2" office:value-type="float" office:value="0.000088" calcext:value-type="float">
            <text:p>8,80E-05</text:p>
          </table:table-cell>
          <table:table-cell table:style-name="ce2" office:value-type="float" office:value="0.000062" calcext:value-type="float">
            <text:p>6,20E-05</text:p>
          </table:table-cell>
          <table:table-cell table:style-name="ce2" office:value-type="float" office:value="0.000001" calcext:value-type="float">
            <text:p>1,00E-06</text:p>
          </table:table-cell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2" office:value-type="float" office:value="0.000068" calcext:value-type="float">
            <text:p>6,80E-05</text:p>
          </table:table-cell>
          <table:table-cell table:style-name="ce2" office:value-type="float" office:value="0.000078" calcext:value-type="float">
            <text:p>7,80E-05</text:p>
          </table:table-cell>
          <table:table-cell table:style-name="ce2" office:value-type="float" office:value="0.000007" calcext:value-type="float">
            <text:p>7,00E-06</text:p>
          </table:table-cell>
        </table:table-row>
        <table:table-row table:style-name="ro1">
          <table:table-cell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25588" calcext:value-type="float">
            <text:p>0,25588</text:p>
          </table:table-cell>
          <table:table-cell table:style-name="ce1" office:value-type="float" office:value="0.203954" calcext:value-type="float">
            <text:p>0,203954</text:p>
          </table:table-cell>
          <table:table-cell table:style-name="ce1" office:value-type="float" office:value="0.006717" calcext:value-type="float">
            <text:p>0,006717</text:p>
          </table:table-cell>
          <table:table-cell table:style-name="ce1" table:number-columns-repeated="2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000232" calcext:value-type="float">
            <text:p>0,000232</text:p>
          </table:table-cell>
          <table:table-cell table:style-name="ce1" office:value-type="float" office:value="0.000121" calcext:value-type="float">
            <text:p>0,000121</text:p>
          </table:table-cell>
          <table:table-cell table:style-name="ce2" office:value-type="float" office:value="0.000003" calcext:value-type="float">
            <text:p>3,00E-06</text:p>
          </table:table-cell>
          <table:table-cell table:style-name="ce1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000135" calcext:value-type="float">
            <text:p>0,000135</text:p>
          </table:table-cell>
          <table:table-cell table:style-name="ce1" office:value-type="float" office:value="0.000101" calcext:value-type="float">
            <text:p>0,000101</text:p>
          </table:table-cell>
          <table:table-cell table:style-name="ce2" office:value-type="float" office:value="0.000004" calcext:value-type="float">
            <text:p>4,00E-06</text:p>
          </table:table-cell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623365" calcext:value-type="float">
            <text:p>0,623365</text:p>
          </table:table-cell>
          <table:table-cell table:style-name="ce1" office:value-type="float" office:value="0.439098" calcext:value-type="float">
            <text:p>0,439098</text:p>
          </table:table-cell>
          <table:table-cell table:style-name="ce1" office:value-type="float" office:value="0.008502" calcext:value-type="float">
            <text:p>0,008502</text:p>
          </table:table-cell>
          <table:table-cell table:style-name="ce1"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00421" calcext:value-type="float">
            <text:p>0,000421</text:p>
          </table:table-cell>
          <table:table-cell table:style-name="ce1" office:value-type="float" office:value="0.00017" calcext:value-type="float">
            <text:p>0,00017</text:p>
          </table:table-cell>
          <table:table-cell table:style-name="ce2" office:value-type="float" office:value="0.000005" calcext:value-type="float">
            <text:p>5,00E-06</text:p>
          </table:table-cell>
          <table:table-cell table:style-name="ce1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00303" calcext:value-type="float">
            <text:p>0,000303</text:p>
          </table:table-cell>
          <table:table-cell table:style-name="ce1" office:value-type="float" office:value="0.000215" calcext:value-type="float">
            <text:p>0,000215</text:p>
          </table:table-cell>
          <table:table-cell table:style-name="ce2" office:value-type="float" office:value="0.000007" calcext:value-type="float">
            <text:p>7,00E-06</text:p>
          </table:table-cell>
        </table:table-row>
        <table:table-row table:style-name="ro1">
          <table:table-cell/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959622" calcext:value-type="float">
            <text:p>0,959622</text:p>
          </table:table-cell>
          <table:table-cell table:style-name="ce1" office:value-type="float" office:value="0.888014" calcext:value-type="float">
            <text:p>0,888014</text:p>
          </table:table-cell>
          <table:table-cell table:style-name="ce1" office:value-type="float" office:value="0.015563" calcext:value-type="float">
            <text:p>0,015563</text:p>
          </table:table-cell>
          <table:table-cell table:style-name="ce1" table:number-columns-repeated="2"/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00266" calcext:value-type="float">
            <text:p>0,000266</text:p>
          </table:table-cell>
          <table:table-cell table:style-name="ce1" office:value-type="float" office:value="0.000239" calcext:value-type="float">
            <text:p>0,000239</text:p>
          </table:table-cell>
          <table:table-cell table:style-name="ce2" office:value-type="float" office:value="0.000003" calcext:value-type="float">
            <text:p>3,00E-06</text:p>
          </table:table-cell>
          <table:table-cell table:style-name="ce1"/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0025" calcext:value-type="float">
            <text:p>0,00025</text:p>
          </table:table-cell>
          <table:table-cell table:style-name="ce1" office:value-type="float" office:value="0.000238" calcext:value-type="float">
            <text:p>0,000238</text:p>
          </table:table-cell>
          <table:table-cell table:style-name="ce2" office:value-type="float" office:value="0.000003" calcext:value-type="float">
            <text:p>3,00E-06</text:p>
          </table:table-cell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.38659" calcext:value-type="float">
            <text:p>1,38659</text:p>
          </table:table-cell>
          <table:table-cell table:style-name="ce1" office:value-type="float" office:value="1.29181" calcext:value-type="float">
            <text:p>1,29181</text:p>
          </table:table-cell>
          <table:table-cell table:style-name="ce1" office:value-type="float" office:value="0.015904" calcext:value-type="float">
            <text:p>0,015904</text:p>
          </table:table-cell>
          <table:table-cell table:style-name="ce1"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.000328" calcext:value-type="float">
            <text:p>0,000328</text:p>
          </table:table-cell>
          <table:table-cell table:style-name="ce1" office:value-type="float" office:value="0.000339" calcext:value-type="float">
            <text:p>0,000339</text:p>
          </table:table-cell>
          <table:table-cell table:style-name="ce2" office:value-type="float" office:value="0.000004" calcext:value-type="float">
            <text:p>4,00E-06</text:p>
          </table:table-cell>
          <table:table-cell table:style-name="ce1"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.000307" calcext:value-type="float">
            <text:p>0,000307</text:p>
          </table:table-cell>
          <table:table-cell table:style-name="ce1" office:value-type="float" office:value="0.000319" calcext:value-type="float">
            <text:p>0,000319</text:p>
          </table:table-cell>
          <table:table-cell table:style-name="ce2" office:value-type="float" office:value="0.000003" calcext:value-type="float">
            <text:p>3,00E-06</text:p>
          </table:table-cell>
        </table:table-row>
        <table:table-row table:style-name="ro1" table:number-rows-repeated="27">
          <table:table-cell table:number-columns-repeated="16"/>
        </table:table-row>
        <table:table-row table:style-name="ro1">
          <table:table-cell/>
          <table:table-cell office:value-type="string" calcext:value-type="string">
            <text:p>Nota: Se observa que mapDH es muchisimo mas eficiente que una mala o buena función Hash, pero quiero aclarar también que, la cercanía de tiempos que existen entre mapB y mapG es porque siempre suele buscar el peor caso debido a la configuración de mi main.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00:47:00.550146220</meta:creation-date>
    <dc:date>2019-06-03T01:09:29.450139491</dc:date>
    <meta:editing-duration>PT4M48S</meta:editing-duration>
    <meta:editing-cycles>1</meta:editing-cycles>
    <meta:document-statistic meta:table-count="1" meta:cell-count="76" meta:object-count="3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6.567cm" svg:y="0.316cm" chart:style-name="ch2">
          <text:p>Metodo insert</text:p>
        </chart:title>
        <chart:legend chart:legend-position="end" svg:x="13.518cm" svg:y="3.705cm" style:legend-expansion="high" chart:style-name="ch3"/>
        <chart:plot-area chart:style-name="ch4" table:cell-range-address="Hoja1.B5:Hoja1.E10" chart:data-source-has-labels="both" svg:x="0.32cm" svg:y="1.275cm" svg:width="12.878cm" svg:height="7.55cm">
          <chartooo:coordinate-region svg:x="1.047cm" svg:y="1.474cm" svg:width="11.779cm" svg:height="6.704cm"/>
          <chart:axis chart:dimension="x" chart:name="primary-x" chart:style-name="ch5" chartooo:axis-type="auto">
            <chartooo:date-scale/>
            <chart:categories table:cell-range-address="Hoja1.B6:Hoja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6:Hoja1.C10" chart:label-cell-address="Hoja1.C5:Hoja1.C5" chart:class="chart:line">
            <chart:data-point chart:repeated="5"/>
          </chart:series>
          <chart:series chart:style-name="ch8" chart:values-cell-range-address="Hoja1.D6:Hoja1.D10" chart:label-cell-address="Hoja1.D5:Hoja1.D5" chart:class="chart:line">
            <chart:data-point chart:repeated="5"/>
          </chart:series>
          <chart:series chart:style-name="ch9" chart:values-cell-range-address="Hoja1.E6:Hoja1.E10" chart:label-cell-address="Hoja1.E5:Hoja1.E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B</text:p>
                <draw:g>
                  <svg:desc>Hoja1.C5:Hoja1.C5</svg:desc>
                </draw:g>
              </table:table-cell>
              <table:table-cell office:value-type="string">
                <text:p>mapG</text:p>
                <draw:g>
                  <svg:desc>Hoja1.D5:Hoja1.D5</svg:desc>
                </draw:g>
              </table:table-cell>
              <table:table-cell office:value-type="string">
                <text:p>mapDH</text:p>
                <draw:g>
                  <svg:desc>Hoja1.E5:Hoja1.E5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B6:Hoja1.B10</svg:desc>
                </draw:g>
              </table:table-cell>
              <table:table-cell office:value-type="float" office:value="0.075454">
                <text:p>0.075454</text:p>
                <draw:g>
                  <svg:desc>Hoja1.C6:Hoja1.C10</svg:desc>
                </draw:g>
              </table:table-cell>
              <table:table-cell office:value-type="float" office:value="0.037537">
                <text:p>0.037537</text:p>
                <draw:g>
                  <svg:desc>Hoja1.D6:Hoja1.D10</svg:desc>
                </draw:g>
              </table:table-cell>
              <table:table-cell office:value-type="float" office:value="0.003977">
                <text:p>0.003977</text:p>
                <draw:g>
                  <svg:desc>Hoja1.E6:Hoja1.E10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5588">
                <text:p>0.25588</text:p>
              </table:table-cell>
              <table:table-cell office:value-type="float" office:value="0.203954">
                <text:p>0.203954</text:p>
              </table:table-cell>
              <table:table-cell office:value-type="float" office:value="0.006717">
                <text:p>0.00671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623365">
                <text:p>0.623365</text:p>
              </table:table-cell>
              <table:table-cell office:value-type="float" office:value="0.439098">
                <text:p>0.439098</text:p>
              </table:table-cell>
              <table:table-cell office:value-type="float" office:value="0.008502">
                <text:p>0.00850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959622">
                <text:p>0.959622</text:p>
              </table:table-cell>
              <table:table-cell office:value-type="float" office:value="0.888014">
                <text:p>0.888014</text:p>
              </table:table-cell>
              <table:table-cell office:value-type="float" office:value="0.015563">
                <text:p>0.01556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38659">
                <text:p>1.38659</text:p>
              </table:table-cell>
              <table:table-cell office:value-type="float" office:value="1.29181">
                <text:p>1.29181</text:p>
              </table:table-cell>
              <table:table-cell office:value-type="float" office:value="0.015904">
                <text:p>0.015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title svg:x="6.938cm" svg:y="0.316cm" chart:style-name="ch2">
          <text:p>Metodo at</text:p>
        </chart:title>
        <chart:legend chart:legend-position="end" svg:x="13.519cm" svg:y="3.705cm" style:legend-expansion="high" chart:style-name="ch3"/>
        <chart:plot-area chart:style-name="ch4" table:cell-range-address="Hoja1.H5:Hoja1.K10" chart:data-source-has-labels="both" svg:x="0.32cm" svg:y="1.275cm" svg:width="12.879cm" svg:height="7.55cm">
          <chartooo:coordinate-region svg:x="2.053cm" svg:y="1.474cm" svg:width="10.774cm" svg:height="6.704cm"/>
          <chart:axis chart:dimension="x" chart:name="primary-x" chart:style-name="ch5" chartooo:axis-type="auto">
            <chartooo:date-scale/>
            <chart:categories table:cell-range-address="Hoja1.H6:Hoja1.H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I6:Hoja1.I10" chart:label-cell-address="Hoja1.I5:Hoja1.I5" chart:class="chart:line">
            <chart:data-point chart:repeated="5"/>
          </chart:series>
          <chart:series chart:style-name="ch9" chart:values-cell-range-address="Hoja1.J6:Hoja1.J10" chart:label-cell-address="Hoja1.J5:Hoja1.J5" chart:class="chart:line">
            <chart:data-point chart:repeated="5"/>
          </chart:series>
          <chart:series chart:style-name="ch10" chart:values-cell-range-address="Hoja1.K6:Hoja1.K10" chart:label-cell-address="Hoja1.K5:Hoja1.K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B</text:p>
                <draw:g>
                  <svg:desc>Hoja1.I5:Hoja1.I5</svg:desc>
                </draw:g>
              </table:table-cell>
              <table:table-cell office:value-type="string">
                <text:p>mapG</text:p>
                <draw:g>
                  <svg:desc>Hoja1.J5:Hoja1.J5</svg:desc>
                </draw:g>
              </table:table-cell>
              <table:table-cell office:value-type="string">
                <text:p>mapDH</text:p>
                <draw:g>
                  <svg:desc>Hoja1.K5:Hoja1.K5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H6:Hoja1.H10</svg:desc>
                </draw:g>
              </table:table-cell>
              <table:table-cell office:value-type="float" office:value="0.000088">
                <text:p>0.000088</text:p>
                <draw:g>
                  <svg:desc>Hoja1.I6:Hoja1.I10</svg:desc>
                </draw:g>
              </table:table-cell>
              <table:table-cell office:value-type="float" office:value="0.000062">
                <text:p>0.000062</text:p>
                <draw:g>
                  <svg:desc>Hoja1.J6:Hoja1.J10</svg:desc>
                </draw:g>
              </table:table-cell>
              <table:table-cell office:value-type="float" office:value="0.000001">
                <text:p>0.000001</text:p>
                <draw:g>
                  <svg:desc>Hoja1.K6:Hoja1.K10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232">
                <text:p>0.000232</text:p>
              </table:table-cell>
              <table:table-cell office:value-type="float" office:value="0.000121">
                <text:p>0.00012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421">
                <text:p>0.000421</text:p>
              </table:table-cell>
              <table:table-cell office:value-type="float" office:value="0.00017">
                <text:p>0.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266">
                <text:p>0.000266</text:p>
              </table:table-cell>
              <table:table-cell office:value-type="float" office:value="0.000239">
                <text:p>0.00023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328">
                <text:p>0.000328</text:p>
              </table:table-cell>
              <table:table-cell office:value-type="float" office:value="0.000339">
                <text:p>0.000339</text:p>
              </table:table-cell>
              <table:table-cell office:value-type="float" office:value="0.000004">
                <text:p>0.000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title svg:x="6.541cm" svg:y="0.316cm" chart:style-name="ch2">
          <text:p>Metodo Erase</text:p>
        </chart:title>
        <chart:legend chart:legend-position="end" svg:x="13.518cm" svg:y="3.706cm" style:legend-expansion="high" chart:style-name="ch3"/>
        <chart:plot-area chart:style-name="ch4" table:cell-range-address="Hoja1.M5:Hoja1.P10" chart:data-source-has-labels="both" svg:x="0.32cm" svg:y="1.275cm" svg:width="12.878cm" svg:height="7.551cm">
          <chartooo:coordinate-region svg:x="2.053cm" svg:y="1.474cm" svg:width="10.773cm" svg:height="6.705cm"/>
          <chart:axis chart:dimension="x" chart:name="primary-x" chart:style-name="ch5" chartooo:axis-type="auto">
            <chartooo:date-scale/>
            <chart:categories table:cell-range-address="Hoja1.M6:Hoja1.M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N6:Hoja1.N10" chart:label-cell-address="Hoja1.N5:Hoja1.N5" chart:class="chart:line">
            <chart:data-point chart:repeated="5"/>
          </chart:series>
          <chart:series chart:style-name="ch9" chart:values-cell-range-address="Hoja1.O6:Hoja1.O10" chart:label-cell-address="Hoja1.O5:Hoja1.O5" chart:class="chart:line">
            <chart:data-point chart:repeated="5"/>
          </chart:series>
          <chart:series chart:style-name="ch10" chart:values-cell-range-address="Hoja1.P6:Hoja1.P10" chart:label-cell-address="Hoja1.P5:Hoja1.P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B</text:p>
                <draw:g>
                  <svg:desc>Hoja1.N5:Hoja1.N5</svg:desc>
                </draw:g>
              </table:table-cell>
              <table:table-cell office:value-type="string">
                <text:p>mapG</text:p>
                <draw:g>
                  <svg:desc>Hoja1.O5:Hoja1.O5</svg:desc>
                </draw:g>
              </table:table-cell>
              <table:table-cell office:value-type="string">
                <text:p>mapDH</text:p>
                <draw:g>
                  <svg:desc>Hoja1.P5:Hoja1.P5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M6:Hoja1.M10</svg:desc>
                </draw:g>
              </table:table-cell>
              <table:table-cell office:value-type="float" office:value="0.000068">
                <text:p>0.000068</text:p>
                <draw:g>
                  <svg:desc>Hoja1.N6:Hoja1.N10</svg:desc>
                </draw:g>
              </table:table-cell>
              <table:table-cell office:value-type="float" office:value="0.000078">
                <text:p>0.000078</text:p>
                <draw:g>
                  <svg:desc>Hoja1.O6:Hoja1.O10</svg:desc>
                </draw:g>
              </table:table-cell>
              <table:table-cell office:value-type="float" office:value="0.000007">
                <text:p>0.000007</text:p>
                <draw:g>
                  <svg:desc>Hoja1.P6:Hoja1.P10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101">
                <text:p>0.0001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303">
                <text:p>0.000303</text:p>
              </table:table-cell>
              <table:table-cell office:value-type="float" office:value="0.000215">
                <text:p>0.00021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25">
                <text:p>0.00025</text:p>
              </table:table-cell>
              <table:table-cell office:value-type="float" office:value="0.000238">
                <text:p>0.00023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307">
                <text:p>0.000307</text:p>
              </table:table-cell>
              <table:table-cell office:value-type="float" office:value="0.000319">
                <text:p>0.000319</text:p>
              </table:table-cell>
              <table:table-cell office:value-type="float" office:value="0.000003">
                <text:p>0.000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